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paragraph-properties fo:text-align="start" style:justify-single-word="false">
        <style:tab-stops>
          <style:tab-stop style:position="6.8673in" style:type="right"/>
        </style:tab-stops>
      </style:paragraph-properties>
      <style:text-properties style:font-name="Arial" fo:font-size="12pt" fo:font-weight="bold" officeooo:paragraph-rsid="000ca1e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font-name="Arial" fo:font-size="12pt" fo:font-weight="bold" officeooo:rsid="000ca1ed" officeooo:paragraph-rsid="000ca1e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fo:font-weight="normal" officeooo:rsid="000ca1ed" officeooo:paragraph-rsid="000ca1ed"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Arial" fo:font-size="12pt" fo:font-weight="normal" officeooo:rsid="000ca1ed" officeooo:paragraph-rsid="000d5950"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fo:font-weight="normal" officeooo:rsid="000ca1ed" officeooo:paragraph-rsid="00112e11"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2pt" fo:font-weight="normal" officeooo:rsid="000ca1ed" officeooo:paragraph-rsid="00144d5c"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Arial" fo:font-size="12pt" fo:font-weight="normal" officeooo:rsid="000ca1ed" officeooo:paragraph-rsid="001882b5"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Arial" fo:font-weight="normal" officeooo:paragraph-rsid="000ca1ed" style:font-weight-asian="normal" style:font-weight-complex="normal"/>
    </style:style>
    <style:style style:name="P9" style:family="paragraph" style:parent-style-name="Standard">
      <style:paragraph-properties fo:text-align="center" style:justify-single-word="false"/>
      <style:text-properties style:font-name="Arial" officeooo:rsid="000ca1ed"/>
    </style:style>
    <style:style style:name="P10" style:family="paragraph" style:parent-style-name="Standard">
      <style:paragraph-properties fo:text-align="center" style:justify-single-word="false"/>
      <style:text-properties style:font-name="Arial" fo:font-size="20pt" fo:font-weight="bold" officeooo:rsid="000ca1ed" style:font-size-asian="20pt" style:font-weight-asian="bold" style:font-size-complex="20pt" style:font-weight-complex="bold"/>
    </style:style>
    <style:style style:name="P11" style:family="paragraph" style:parent-style-name="Standard">
      <style:paragraph-properties fo:text-align="center" style:justify-single-word="false"/>
    </style:style>
    <style:style style:name="P12" style:family="paragraph" style:parent-style-name="Standard">
      <style:paragraph-properties fo:text-align="start" style:justify-single-word="false"/>
      <style:text-properties style:font-name="Courier New" fo:font-size="12pt" fo:font-weight="normal" officeooo:rsid="000ca1ed" officeooo:paragraph-rsid="00150861" style:font-size-asian="10.5pt" style:font-weight-asian="normal" style:font-size-complex="12pt" style:font-weight-complex="normal"/>
    </style:style>
    <style:style style:name="P13" style:family="paragraph" style:parent-style-name="Standard" style:list-style-name="L1">
      <style:paragraph-properties fo:text-align="start" style:justify-single-word="false"/>
      <style:text-properties style:font-name="Arial" fo:font-size="12pt" fo:font-weight="normal" officeooo:rsid="000d5950" officeooo:paragraph-rsid="000d5950"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Arial" fo:font-size="12pt" fo:font-weight="normal" officeooo:rsid="001037ad" officeooo:paragraph-rsid="001037ad"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Arial" fo:font-size="12pt" fo:font-weight="normal" officeooo:rsid="00108132" officeooo:paragraph-rsid="00108132"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Arial" fo:font-size="12pt" fo:font-weight="normal" officeooo:rsid="00144d5c" officeooo:paragraph-rsid="00144d5c" style:font-size-asian="10.5pt" style:font-weight-asian="normal" style:font-size-complex="12pt" style:font-weight-complex="normal"/>
    </style:style>
    <style:style style:name="P17" style:family="paragraph" style:parent-style-name="Standard" style:list-style-name="L3">
      <style:paragraph-properties fo:text-align="start" style:justify-single-word="false"/>
      <style:text-properties style:font-name="Arial" fo:font-size="12pt" fo:font-weight="normal" officeooo:rsid="00144d5c" officeooo:paragraph-rsid="00144d5c" style:font-size-asian="10.5pt" style:font-weight-asian="normal" style:font-size-complex="12pt" style:font-weight-complex="normal"/>
    </style:style>
    <style:style style:name="P18" style:family="paragraph" style:parent-style-name="Standard" style:list-style-name="L3">
      <style:paragraph-properties fo:text-align="start" style:justify-single-word="false"/>
      <style:text-properties style:font-name="Arial" fo:font-size="12pt" fo:font-weight="normal" officeooo:rsid="00144d5c" officeooo:paragraph-rsid="001ccdb4"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Arial" fo:font-size="12pt" fo:font-weight="normal" officeooo:rsid="000ca1ed" officeooo:paragraph-rsid="0016dbb0"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Arial" fo:font-size="12pt" fo:font-weight="normal" officeooo:rsid="000ca1ed" officeooo:paragraph-rsid="001a89a0"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Arial" fo:font-size="12pt" fo:font-weight="normal" officeooo:rsid="00150861" officeooo:paragraph-rsid="00144d5c"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Arial" fo:font-size="12pt" fo:font-weight="normal" officeooo:rsid="00150861" officeooo:paragraph-rsid="00150861"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Arial" fo:font-size="12pt" fo:font-weight="normal" officeooo:rsid="0016dbb0" officeooo:paragraph-rsid="0016dbb0"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Arial" fo:font-size="12pt" fo:font-weight="normal" officeooo:rsid="0016dbb0" officeooo:paragraph-rsid="001a89a0"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Arial" fo:font-size="12pt" fo:font-weight="normal" officeooo:rsid="001882b5" officeooo:paragraph-rsid="001882b5"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Arial" fo:font-size="12pt" fo:font-weight="normal" officeooo:rsid="001907e6" officeooo:paragraph-rsid="001882b5"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Arial" fo:font-size="12pt" fo:font-weight="normal" officeooo:rsid="001907e6" officeooo:paragraph-rsid="001907e6" style:font-size-asian="10.5pt" style:font-weight-asian="normal" style:font-size-complex="12pt" style:font-weight-complex="normal"/>
    </style:style>
    <style:style style:name="P28" style:family="paragraph" style:parent-style-name="Standard" style:list-style-name="L1">
      <style:paragraph-properties fo:text-align="start" style:justify-single-word="false"/>
      <style:text-properties style:font-name="Arial" fo:font-size="12pt" fo:font-style="normal" fo:font-weight="normal" officeooo:rsid="000d5950" officeooo:paragraph-rsid="000d5950" style:font-size-asian="10.5pt" style:font-style-asian="normal" style:font-weight-asian="normal" style:font-size-complex="12pt" style:font-style-complex="normal" style:font-weight-complex="normal"/>
    </style:style>
    <style:style style:name="P29" style:family="paragraph" style:parent-style-name="Standard" style:list-style-name="L1">
      <style:paragraph-properties fo:text-align="start" style:justify-single-word="false"/>
      <style:text-properties style:font-name="Arial" fo:font-size="12pt" fo:font-style="normal" fo:font-weight="normal" officeooo:rsid="000e5320" officeooo:paragraph-rsid="000e5320" style:font-size-asian="10.5pt" style:font-style-asian="normal" style:font-weight-asian="normal" style:font-size-complex="12pt" style:font-style-complex="normal" style:font-weight-complex="normal"/>
    </style:style>
    <style:style style:name="P30" style:family="paragraph" style:parent-style-name="Standard" style:list-style-name="L1">
      <style:paragraph-properties fo:text-align="start" style:justify-single-word="false"/>
      <style:text-properties style:font-name="Arial" fo:font-size="12pt" fo:font-style="normal" fo:font-weight="normal" officeooo:rsid="000f2742" officeooo:paragraph-rsid="000f2742" style:font-size-asian="10.5pt" style:font-style-asian="normal" style:font-weight-asian="normal" style:font-size-complex="12pt" style:font-style-complex="normal" style:font-weight-complex="normal"/>
    </style:style>
    <style:style style:name="P31" style:family="paragraph" style:parent-style-name="Standard" style:list-style-name="L1">
      <style:paragraph-properties fo:text-align="start" style:justify-single-word="false"/>
      <style:text-properties officeooo:paragraph-rsid="000ca1ed"/>
    </style:style>
    <style:style style:name="P32" style:family="paragraph" style:parent-style-name="Standard" style:list-style-name="L1">
      <style:paragraph-properties fo:text-align="start" style:justify-single-word="false"/>
      <style:text-properties officeooo:paragraph-rsid="000d5950"/>
    </style:style>
    <style:style style:name="P33" style:family="paragraph" style:parent-style-name="Standard" style:list-style-name="L2">
      <style:paragraph-properties fo:text-align="start" style:justify-single-word="false"/>
      <style:text-properties officeooo:paragraph-rsid="000d5950"/>
    </style:style>
    <style:style style:name="P34" style:family="paragraph" style:parent-style-name="Standard" style:list-style-name="L4">
      <style:paragraph-properties fo:text-align="start" style:justify-single-word="false"/>
      <style:text-properties officeooo:paragraph-rsid="00150861"/>
    </style:style>
    <style:style style:name="P35" style:family="paragraph" style:parent-style-name="Standard">
      <style:paragraph-properties fo:text-align="start" style:justify-single-word="false"/>
      <style:text-properties style:font-name="Courier New" fo:font-size="12pt" fo:font-weight="normal" officeooo:rsid="001037ad" officeooo:paragraph-rsid="001037ad"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style:font-name="Courier New" fo:font-size="12pt" fo:font-weight="normal" officeooo:rsid="00150861" officeooo:paragraph-rsid="00150861" style:font-size-asian="10.5pt" style:font-weight-asian="normal" style:font-size-complex="12pt" style:font-weight-complex="normal"/>
    </style:style>
    <style:style style:name="P37" style:family="paragraph" style:parent-style-name="Standard" style:list-style-name="L5">
      <style:text-properties style:font-name="Arial"/>
    </style:style>
    <style:style style:name="P38" style:family="paragraph" style:parent-style-name="Standard" style:list-style-name="L5">
      <style:text-properties style:font-name="Arial" officeooo:paragraph-rsid="001ccdb4"/>
    </style:style>
    <style:style style:name="P39" style:family="paragraph" style:parent-style-name="Standard">
      <style:paragraph-properties fo:text-align="start" style:justify-single-word="false" fo:break-before="page"/>
      <style:text-properties style:font-name="Arial" fo:font-size="12pt" fo:font-weight="normal" officeooo:rsid="001940a0" officeooo:paragraph-rsid="001940a0" style:font-size-asian="10.5pt" style:font-weight-asian="normal" style:font-size-complex="12pt" style:font-weight-complex="normal"/>
    </style:style>
    <style:style style:name="P40" style:family="paragraph" style:parent-style-name="Heading_20_2">
      <style:text-properties officeooo:rsid="00144d5c"/>
    </style:style>
    <style:style style:name="P41" style:family="paragraph" style:parent-style-name="Heading_20_2">
      <style:text-properties officeooo:rsid="0016dbb0"/>
    </style:style>
    <style:style style:name="P42" style:family="paragraph" style:parent-style-name="Heading_20_2">
      <style:text-properties officeooo:rsid="001882b5"/>
    </style:style>
    <style:style style:name="P43" style:family="paragraph" style:parent-style-name="Heading_20_2">
      <style:text-properties officeooo:paragraph-rsid="001ccdb4"/>
    </style:style>
    <style:style style:name="P44" style:family="paragraph" style:parent-style-name="Heading_20_1">
      <style:paragraph-properties fo:text-align="center" style:justify-single-word="false"/>
      <style:text-properties officeooo:rsid="000ca1ed"/>
    </style:style>
    <style:style style:name="P45" style:family="paragraph" style:parent-style-name="Heading_20_1">
      <style:text-properties officeooo:rsid="00150861"/>
    </style:style>
    <style:style style:name="P46" style:family="paragraph" style:parent-style-name="Heading_20_1">
      <style:paragraph-properties fo:break-before="page"/>
      <style:text-properties style:font-name="Arial" fo:font-size="20pt" officeooo:rsid="000ca1ed" style:font-size-asian="20pt" style:font-size-complex="20pt"/>
    </style:style>
    <style:style style:name="P47" style:family="paragraph" style:parent-style-name="Heading_20_1">
      <style:paragraph-properties fo:break-before="page"/>
      <style:text-properties officeooo:rsid="001037ad"/>
    </style:style>
    <style:style style:name="P48" style:family="paragraph" style:parent-style-name="Heading_20_1">
      <style:paragraph-properties fo:break-before="page"/>
      <style:text-properties officeooo:rsid="00144d5c"/>
    </style:style>
    <style:style style:name="P49" style:family="paragraph" style:parent-style-name="Heading_20_1">
      <style:paragraph-properties fo:break-before="page"/>
      <style:text-properties officeooo:rsid="0016dbb0"/>
    </style:style>
    <style:style style:name="P50" style:family="paragraph" style:parent-style-name="Heading_20_1">
      <style:paragraph-properties fo:break-before="page"/>
      <style:text-properties officeooo:rsid="001882b5"/>
    </style:style>
    <style:style style:name="P51" style:family="paragraph" style:parent-style-name="Heading_20_3">
      <style:text-properties fo:font-size="12pt" style:font-size-asian="12pt" style:font-size-complex="12pt"/>
    </style:style>
    <style:style style:name="T1" style:family="text">
      <style:text-properties officeooo:rsid="000ca1ed"/>
    </style:style>
    <style:style style:name="T2" style:family="text">
      <style:text-properties fo:font-size="12pt" officeooo:rsid="000ca1ed" style:font-size-asian="12pt" style:font-size-complex="12pt"/>
    </style:style>
    <style:style style:name="T3" style:family="text">
      <style:text-properties style:font-name="Arial" fo:font-size="16pt" officeooo:rsid="000ca1ed" style:font-size-asian="16pt" style:font-size-complex="16pt"/>
    </style:style>
    <style:style style:name="T4" style:family="text">
      <style:text-properties style:font-name="Arial" fo:font-size="12pt" fo:font-weight="normal" officeooo:rsid="000ca1ed" style:font-size-asian="10.5pt" style:font-weight-asian="normal" style:font-size-complex="12pt" style:font-weight-complex="normal"/>
    </style:style>
    <style:style style:name="T5" style:family="text">
      <style:text-properties style:font-name="Arial" fo:font-size="12pt" fo:font-weight="normal" officeooo:rsid="000d5950" style:font-size-asian="10.5pt" style:font-weight-asian="normal" style:font-size-complex="12pt" style:font-weight-complex="normal"/>
    </style:style>
    <style:style style:name="T6" style:family="text">
      <style:text-properties style:font-name="Arial" fo:font-size="12pt" fo:font-weight="normal" officeooo:rsid="000f2742" style:font-size-asian="10.5pt" style:font-weight-asian="normal" style:font-size-complex="12pt" style:font-weight-complex="normal"/>
    </style:style>
    <style:style style:name="T7" style:family="text">
      <style:text-properties style:font-name="Arial" fo:font-size="12pt" fo:font-weight="normal" officeooo:rsid="001037ad" style:font-size-asian="10.5pt" style:font-weight-asian="normal" style:font-size-complex="12pt" style:font-weight-complex="normal"/>
    </style:style>
    <style:style style:name="T8" style:family="text">
      <style:text-properties style:font-name="Arial" fo:font-size="12pt" fo:font-weight="normal" officeooo:rsid="00150861" style:font-size-asian="10.5pt" style:font-weight-asian="normal" style:font-size-complex="12pt" style:font-weight-complex="normal"/>
    </style:style>
    <style:style style:name="T9" style:family="text">
      <style:text-properties style:font-name="Arial" fo:font-size="12pt" fo:font-weight="normal" officeooo:rsid="001b0b68" style:font-size-asian="10.5pt" style:font-weight-asian="normal" style:font-size-complex="12pt" style:font-weight-complex="normal"/>
    </style:style>
    <style:style style:name="T10" style:family="text">
      <style:text-properties style:font-name="Arial" fo:font-size="12pt" fo:font-weight="normal" officeooo:rsid="00144d5c" style:font-size-asian="10.5pt" style:font-weight-asian="normal" style:font-size-complex="12pt" style:font-weight-complex="normal"/>
    </style:style>
    <style:style style:name="T11" style:family="text">
      <style:text-properties style:font-name="Arial" fo:font-size="12pt" fo:font-style="italic" fo:font-weight="normal" officeooo:rsid="000d5950" style:font-size-asian="10.5pt" style:font-style-asian="italic" style:font-weight-asian="normal" style:font-size-complex="12pt" style:font-style-complex="italic" style:font-weight-complex="normal"/>
    </style:style>
    <style:style style:name="T12" style:family="text">
      <style:text-properties style:font-name="Arial" fo:font-size="12pt" fo:font-style="italic" fo:font-weight="normal" officeooo:rsid="001b0b68" style:font-size-asian="10.5pt" style:font-style-asian="italic" style:font-weight-asian="normal" style:font-size-complex="12pt" style:font-style-complex="italic" style:font-weight-complex="normal"/>
    </style:style>
    <style:style style:name="T13" style:family="text">
      <style:text-properties style:font-name="Arial" fo:font-size="12pt" fo:font-style="normal" fo:font-weight="normal" officeooo:rsid="000d5950" style:font-size-asian="10.5pt" style:font-style-asian="normal" style:font-weight-asian="normal" style:font-size-complex="12pt" style:font-style-complex="normal" style:font-weight-complex="normal"/>
    </style:style>
    <style:style style:name="T14" style:family="text">
      <style:text-properties style:font-name="Arial" fo:font-size="12pt" fo:font-style="normal" fo:font-weight="normal" officeooo:rsid="001b0b68" style:font-size-asian="10.5pt" style:font-style-asian="normal" style:font-weight-asian="normal" style:font-size-complex="12pt" style:font-style-complex="normal" style:font-weight-complex="normal"/>
    </style:style>
    <style:style style:name="T15" style:family="text">
      <style:text-properties officeooo:rsid="000f2742"/>
    </style:style>
    <style:style style:name="T16" style:family="text">
      <style:text-properties fo:font-style="normal" officeooo:rsid="001a89a0" style:font-style-asian="normal" style:font-style-complex="normal"/>
    </style:style>
    <style:style style:name="T17" style:family="text">
      <style:text-properties fo:font-style="normal" officeooo:rsid="001ccdb4" style:font-style-asian="normal" style:font-style-complex="normal"/>
    </style:style>
    <style:style style:name="T18" style:family="text">
      <style:text-properties officeooo:rsid="00112e11"/>
    </style:style>
    <style:style style:name="T19" style:family="text">
      <style:text-properties officeooo:rsid="0011baea"/>
    </style:style>
    <style:style style:name="T20" style:family="text">
      <style:text-properties officeooo:rsid="00125fc6"/>
    </style:style>
    <style:style style:name="T21" style:family="text">
      <style:text-properties officeooo:rsid="00144d5c"/>
    </style:style>
    <style:style style:name="T22" style:family="text">
      <style:text-properties style:font-name="Courier New" officeooo:rsid="00144d5c"/>
    </style:style>
    <style:style style:name="T23" style:family="text">
      <style:text-properties officeooo:rsid="00150861"/>
    </style:style>
    <style:style style:name="T24" style:family="text">
      <style:text-properties officeooo:rsid="0016dbb0"/>
    </style:style>
    <style:style style:name="T25" style:family="text">
      <style:text-properties officeooo:rsid="001882b5"/>
    </style:style>
    <style:style style:name="T26" style:family="text">
      <style:text-properties officeooo:rsid="001a89a0"/>
    </style:style>
    <style:style style:name="T27" style:family="text">
      <style:text-properties fo:font-style="italic" style:font-style-asian="italic" style:font-style-complex="italic"/>
    </style:style>
    <style:style style:name="T28" style:family="text">
      <style:text-properties fo:font-style="italic" officeooo:rsid="001a89a0" style:font-style-asian="italic" style:font-style-complex="italic"/>
    </style:style>
    <style:style style:name="T29" style:family="text">
      <style:text-properties fo:font-style="italic" officeooo:rsid="0016dbb0" style:font-style-asian="italic" style:font-style-complex="italic"/>
    </style:style>
    <style:style style:name="T30" style:family="text">
      <style:text-properties fo:font-style="italic" officeooo:rsid="001ccdb4" style:font-style-asian="italic" style:font-style-complex="italic"/>
    </style:style>
    <style:style style:name="T31" style:family="text">
      <style:text-properties officeooo:rsid="001b0b68"/>
    </style:style>
    <style:style style:name="T32" style:family="text">
      <style:text-properties officeooo:rsid="001ccdb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4" text:outline-level="1"/>
      <text:h text:style-name="P44" text:outline-level="1"/>
      <text:h text:style-name="P44" text:outline-level="1"/>
      <text:h text:style-name="P44" text:outline-level="1"/>
      <text:p text:style-name="P9"/>
      <text:p text:style-name="P9"/>
      <text:p text:style-name="P9"/>
      <text:p text:style-name="P9"/>
      <text:p text:style-name="P9"/>
      <text:p text:style-name="P9"/>
      <text:p text:style-name="P9"/>
      <text:p text:style-name="P10">S-38.3610 Network Programming<text:line-break/>Assignment, Phase 2: HttpDns Server</text:p>
      <text:p text:style-name="P10"/>
      <text:p text:style-name="P11"><text:span text:style-name="T3">Antti Nilakari 66648T &lt;</text:span><text:a xlink:type="simple" xlink:href="mailto:antti.nilakari@aalto.fi"><text:span text:style-name="T3">antti.nilakari@aalto.fi</text:span></text:a><text:span text:style-name="T3">&gt;</text:span></text:p>
      <text:h text:style-name="P46" text:outline-level="1"><text:span text:style-name="T31">1. </text:span>Overview</text:h>
      <text:h text:style-name="Heading_20_2" text:outline-level="2"><text:span text:style-name="T31">1.1 Client</text:span></text:h>
      <text:h text:style-name="Heading_20_2" text:outline-level="2"><text:span text:style-name="T31">1.2 Server &amp; Proxy</text:span></text:h>
      <text:p text:style-name="P3"/>
      <text:p text:style-name="P3">The HttpDns server functionality is implemented by the program httpdnsd. Unlike the client, the server has been completely written in C99. The server supports both foreground and daemonized operation. Serving multiple users simultaneously is achieved through the use of pthreads.</text:p>
      <text:h text:style-name="P51" text:outline-level="3"><text:span text:style-name="T31">1.2.1 </text:span>Module structure</text:h>
      <text:p text:style-name="P3"/>
      <text:p text:style-name="P3">The program is comprised of following C modules, each comprising of a .h header file and a corresponding .c file:</text:p>
      <text:p text:style-name="P3"><text:tab/></text:p>
      <text:list xml:id="list2086318258" text:style-name="L1">
        <text:list-item>
          <text:p text:style-name="P31"><text:span text:style-name="T6">H</text:span><text:span text:style-name="T4">ttpdns</text:span><text:span text:style-name="T6">d </text:span><text:span text:style-name="T4">– </text:span><text:span text:style-name="T7">Main e</text:span><text:span text:style-name="T4">ntry point to the program. Handles parsing command line parameters and daemonization.</text:span></text:p>
        </text:list-item>
        <text:list-item>
          <text:p text:style-name="P13">Httpserver – Main server logic. Contains the server main loop, and the individual connection handler thread logic.</text:p>
        </text:list-item>
        <text:list-item>
          <text:p text:style-name="P32"><text:span text:style-name="T5">Http – HTTP client logic. The server needs HTTP client functionality to register to the </text:span><text:a xlink:type="simple" xlink:href="http://nwprog1.netlab.hut.fi:3000/servers-all.txt"><text:span text:style-name="T11">http://nwprog1.netlab.hut.fi:3000/servers-all.txt</text:span></text:a><text:span text:style-name="T13"> list.</text:span></text:p>
        </text:list-item>
        <text:list-item>
          <text:p text:style-name="P28">Ur<text:span text:style-name="T15">l</text:span> – Functionality for parsing URLs. Used by the HTTP client logic.</text:p>
        </text:list-item>
        <text:list-item>
          <text:p text:style-name="P29">String – A custom higher-level string library to allow easier and more efficient string operations, such as appending to a string buffer. Used by httpserver.</text:p>
        </text:list-item>
        <text:list-item>
          <text:p text:style-name="P29">Thread – Helper functionality to spawn pthreads with less code.</text:p>
        </text:list-item>
        <text:list-item>
          <text:p text:style-name="P30">Socket – Wrappers for UNIX socket and file descriptors to handle trivial error cases and facilitate easier usage of TCP sockets. Used by all networking and file handling code.</text:p>
        </text:list-item>
      </text:list>
      <text:p text:style-name="P3"/>
      <text:p text:style-name="P4">In addition, the following header-only helper library is used:</text:p>
      <text:p text:style-name="P4"/>
      <text:list xml:id="list1889225430" text:style-name="L2">
        <text:list-item>
          <text:p text:style-name="P33"><text:span text:style-name="T4">util.</text:span><text:span text:style-name="T5">h</text:span><text:span text:style-name="T4"> – Contains the VERBOSE macro to facilitate console logging.</text:span></text:p>
        </text:list-item>
      </text:list>
      <text:p text:style-name="P3"/>
      <text:p text:style-name="P3">No external libraries are used. All program code has been written by the author between 2011 <text:s/>and 2013.</text:p>
      <text:p text:style-name="P3"/>
      <text:h text:style-name="P47" text:outline-level="1">Key functions and operation logic</text:h>
      <text:p text:style-name="P14"/>
      <text:p text:style-name="P14">The operation logic of network functionality can be roughly split to two different parts: the main server listener and individual worker threads.</text:p>
      <text:p text:style-name="P14"/>
      <text:p text:style-name="P5"><text:span text:style-name="T18">Pthreads w</text:span><text:span text:style-name="T19">ere</text:span><text:span text:style-name="T18"> chosen as the </text:span><text:span text:style-name="T20">solution to</text:span><text:span text:style-name="T18"> achieving concurrency. The alternative would have been writing a select()-based event handler. Threads were chosen so as to isolate the <text:s/>logic between different client threads and the main listener thread. </text:span><text:span text:style-name="T20">The threads are run in detached mode and do not communicate back to the main listener thread nor require collecting memory after they have ended.</text:span></text:p>
      <text:p text:style-name="P14"/>
      <text:p text:style-name="P14">The main server loop logic is as follows, in pseudocode:</text:p>
      <text:p text:style-name="P14"/>
      <text:p text:style-name="P35">Set up signal handlers to handle <text:span text:style-name="T31">signals</text:span>.</text:p>
      <text:p text:style-name="P35">Open a listening socket on given client port.</text:p>
      <text:p text:style-name="P35">Register to the nwprog1 server, retrying three times.</text:p>
      <text:p text:style-name="P35">While server is running:</text:p>
      <text:p text:style-name="P35"><text:tab/>Wait for incoming connection or signal:</text:p>
      <text:p text:style-name="P35"><text:tab/>If a connection is incoming:</text:p>
      <text:p text:style-name="P35"><text:tab/><text:tab/>Spawn a detached worker thread:</text:p>
      <text:p text:style-name="P35"><text:tab/>Else if a signal was caught:</text:p>
      <text:p text:style-name="P35"><text:tab/><text:tab/>Server is no longer running.</text:p>
      <text:p text:style-name="P35">Deregister from the nwprog1 server, retrying three times.</text:p>
      <text:p text:style-name="P35">Close the listening socket.</text:p>
      <text:p text:style-name="P14"/>
      <text:p text:style-name="P15">The accept handler requires very little logic, apart from handling incoming signals.</text:p>
      <text:p text:style-name="P14"/>
      <text:p text:style-name="P14">The individual connection handler thread logic is as follows:</text:p>
      <text:p text:style-name="P14"/>
      <text:p text:style-name="P35">Read at maximum 8192 bytes</text:p>
      <text:p text:style-name="P35">Parse the header to <text:span text:style-name="T27">request</text:span>, <text:span text:style-name="T27">header,</text:span> <text:span text:style-name="T30">beginning of </text:span><text:span text:style-name="T27">payload</text:span> <text:span text:style-name="T32">parts</text:span>.</text:p>
      <text:p text:style-name="P35">If header fit into the buffer:</text:p>
      <text:p text:style-name="P35"><text:tab/>If request is GET:</text:p>
      <text:p text:style-name="P35"><text:tab/><text:tab/>Open the file specified in the request</text:p>
      <text:p text:style-name="P35"><text:tab/><text:tab/>If file open:</text:p>
      <text:p text:style-name="P35"><text:tab/><text:tab/><text:tab/>Send a “200 OK” header</text:p>
      <text:p text:style-name="P35"><text:tab/><text:tab/><text:tab/>While content bytes remaining:</text:p>
      <text:p text:style-name="P35"><text:tab/><text:tab/><text:tab/><text:tab/>Read at maximum 8192 bytes from file</text:p>
      <text:p text:style-name="P35"><text:tab/><text:tab/><text:tab/><text:tab/>Write bytes to the client</text:p>
      <text:p text:style-name="P35"><text:tab/><text:tab/>Else:</text:p>
      <text:p text:style-name="P35"><text:tab/><text:tab/><text:tab/>Send a “404 Not Found” reply</text:p>
      <text:p text:style-name="P35"><text:tab/>Else:</text:p>
      <text:p text:style-name="P35"><text:tab/><text:tab/>Send a “405 Method Not Allowed” reply</text:p>
      <text:p text:style-name="P35"><text:soft-page-break/>Else:</text:p>
      <text:p text:style-name="P35"><text:tab/>Send a “400 Bad Request” reply.</text:p>
      <text:p text:style-name="P14"/>
      <text:p text:style-name="P14">If either the file or network operations in GET handler fails, the connection is closed in the middle of the transaction. There is no mechanism to report mid-I/O transaction errors in the HTTP protocol as far as I know.</text:p>
      <text:p text:style-name="P14"/>
      <text:p text:style-name="P14"/>
      <text:h text:style-name="P48" text:outline-level="1">Build and installation instructions and requirements:</text:h>
      <text:p text:style-name="P16"/>
      <text:h text:style-name="P43" text:outline-level="2"><text:span text:style-name="T32">Client Requirements:</text:span></text:h>
      <text:list xml:id="list1721141497" text:style-name="L5">
        <text:list-item>
          <text:p text:style-name="P37"><text:span text:style-name="T32">A C++98 compliant compiler such as GCC</text:span></text:p>
        </text:list-item>
        <text:list-item>
          <text:p text:style-name="P38"><text:span text:style-name="T32">Standard C++ and C libraries </text:span><text:span text:style-name="T10">supporting at least POSIX version 2008.09. </text:span></text:p>
        </text:list-item>
      </text:list>
      <text:h text:style-name="Heading_20_2" text:outline-level="2"><text:span text:style-name="T32">Server </text:span><text:span text:style-name="T21">Requirements:</text:span></text:h>
      <text:list xml:id="list1107186568" text:style-name="L3">
        <text:list-item>
          <text:p text:style-name="P18">A C99 compliant compiler such as GCC</text:p>
        </text:list-item>
        <text:list-item>
          <text:p text:style-name="P17">Standard C library supporting at least POSIX version 2008.09 and Pthreads.</text:p>
        </text:list-item>
      </text:list>
      <text:p text:style-name="P16"/>
      <text:h text:style-name="P40" text:outline-level="2">Building:</text:h>
      <text:p text:style-name="Text_20_body"><text:span text:style-name="T21"/></text:p>
      <text:p text:style-name="P16">In <text:span text:style-name="T32">either source directory (</text:span><text:span text:style-name="T30">client</text:span><text:span text:style-name="T17"> or </text:span><text:span text:style-name="T30">server</text:span><text:span text:style-name="T17">)</text:span>, run:</text:p>
      <text:p text:style-name="P16"/>
      <text:p text:style-name="P6"><text:span text:style-name="T21"><text:tab/></text:span><text:span text:style-name="T22">$ make clean all</text:span></text:p>
      <text:p text:style-name="P16"/>
      <text:p text:style-name="P16">The program should compile without any warnings.</text:p>
      <text:p text:style-name="P21"/>
      <text:p text:style-name="P21"/>
      <text:h text:style-name="P45" text:outline-level="1">User instructions</text:h>
      <text:p text:style-name="P22"/>
      <text:p text:style-name="P22">The www root directory used for storing and retrieving files is the current working directory when the server is launched.</text:p>
      <text:p text:style-name="P36"/>
      <text:p text:style-name="P12"><text:span text:style-name="T23">Usage: ./httpdnsd [-</text:span><text:span text:style-name="T24">f</text:span><text:span text:style-name="T23">] [-v] PORT </text:span></text:p>
      <text:p text:style-name="P36"><text:s text:c="4"/>-f <text:s text:c="3"/>Stay on foreground </text:p>
      <text:p text:style-name="P36"><text:s text:c="4"/>-v <text:s text:c="3"/>Print verbose output </text:p>
      <text:p text:style-name="P36"><text:s text:c="4"/>PORT <text:s/>Port or service name to listen on </text:p>
      <text:p text:style-name="P36"/>
      <text:list xml:id="list677918818" text:style-name="L4">
        <text:list-item>
          <text:p text:style-name="P34"><text:span text:style-name="T8">To enable verbose reporting to stderr, use the -v command line flag.</text:span></text:p>
        </text:list-item>
        <text:list-item>
          <text:p text:style-name="P34"><text:span text:style-name="T8">To prevent daemonization, use the -f flag. </text:span><text:span text:style-name="T9">While in foreground, the server may be shut down with ^C. While in background, </text:span><text:span text:style-name="T12">killall httpdnsd</text:span><text:span text:style-name="T14"> does the trick; the server should handle SIGTERM gracefully.</text:span></text:p>
        </text:list-item>
        <text:list-item>
          <text:p text:style-name="P34"><text:span text:style-name="T8">The port may be either in numeric form (e.g. 8080) or a service name (e.g. www). If binding to <text:s/>a low port (&lt; 1024) is desired, run the server with root privileges.</text:span></text:p>
        </text:list-item>
      </text:list>
      <text:p text:style-name="P16"/>
      <text:h text:style-name="P49" text:outline-level="1">Testing and known limitations</text:h>
      <text:p text:style-name="P23"/>
      <text:h text:style-name="P41" text:outline-level="2">Testing</text:h>
      <text:p text:style-name="P23"/>
      <text:p text:style-name="P19"><text:span text:style-name="T24">The server has been </text:span><text:span text:style-name="T26">development-</text:span><text:span text:style-name="T24">tested using the curl command line utility for downloading and uploading files. The GET method has also been tested with the </text:span><text:span text:style-name="T26">phase 1 </text:span><text:span text:style-name="T29">httpdns</text:span><text:span text:style-name="T24"> client and Google Chrome. </text:span><text:span text:style-name="T25">Runtime t</text:span><text:span text:style-name="T24">esting all the possible failure conditions is </text:span><text:span text:style-name="T26">difficult</text:span><text:span text:style-name="T24"> and thus has not been done. </text:span><text:span text:style-name="T26">H</text:span><text:span text:style-name="T24">owever, all </text:span><text:span text:style-name="T26">library and system </text:span><text:span text:style-name="T24">calls </text:span><text:span text:style-name="T26">that may fail are checked for failure condition and success is required to finish the whole GET/PUT/POST operation</text:span><text:span text:style-name="T24">.</text:span></text:p>
      <text:p text:style-name="P19"><text:span text:style-name="T24"/></text:p>
      <text:p text:style-name="P24">The validity of memory accesses has been verified with Valgrind.</text:p>
      <text:p text:style-name="P19"><text:span text:style-name="T24"/></text:p>
      <text:p text:style-name="P20"><text:span text:style-name="T26">Performance testing has been done with the </text:span><text:span text:style-name="T28">ab</text:span><text:span text:style-name="T16"> (Apache Benchmark) command line utility, available at least in the apache2-utils package in Ubuntu 12.10. Massively parallel tests along with Valgrind have helped catch some race conditions.</text:span></text:p>
      <text:p text:style-name="P23"/>
      <text:p text:style-name="P23">All return values of system calls, including those that do network I/O, are verified. If a call fails for some reason, the server tries to fail gracefully. Http client operations are retried at maximum three times. Failing disk I/O operations result in closing the socket connection.</text:p>
      <text:p text:style-name="P23"/>
      <text:h text:style-name="P42" text:outline-level="2">Known bugs and limitations</text:h>
      <text:p text:style-name="P25"/>
      <text:h text:style-name="P50" text:outline-level="1">Answers to specific questions</text:h>
      <text:p text:style-name="P25"/>
      <text:p text:style-name="P7"><text:span text:style-name="T25">1. Concurrency is achieved by running every client request in a different thread. A hanging client will not prevent other clients from receiving CPU time. A hanging client will time out at some point, shutting down the corresponding worker thread. Currently, no file locking is done so a hanging client cannot prevent other clients from doing I/O on the same resource.</text:span></text:p>
      <text:p text:style-name="P26"/>
      <text:p text:style-name="P27">2. The socket.<text:span text:style-name="T26">c</text:span> module uses AF_INET6 exclusively. For IPv4 backwards compatibility, AI_ALL and AI_V4MAPPED are used <text:span text:style-name="T26">by </text:span><text:span text:style-name="T28">getaddrinfo</text:span><text:span text:style-name="T26"> to get both AAAA and A records from the hosts file / DNS server</text:span>.</text:p>
      <text:p text:style-name="P27"/>
      <text:p text:style-name="P27">3. Not tested</text:p>
      <text:p text:style-name="P27"/>
      <text:p text:style-name="P27">4. Not tested</text:p>
      <text:p text:style-name="P27"/>
      <text:p text:style-name="P27">5. Not tested. However, when registering and unregistering the server I noticed that the remote http server hangs if it receives a PUT request with Content-Length: 0. If an empty file is sent without a Content-length field, the server responds fine.</text:p>
      <text:p text:style-name="P39">Di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微软雅黑" svg:font-family="微软雅黑"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微软雅黑"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start" style:justify-single-word="false">
        <style:tab-stops>
          <style:tab-stop style:position="6.8673in" style:type="right"/>
        </style:tab-stops>
      </style:paragraph-properties>
      <style:text-properties style:font-name="Arial" fo:font-size="12pt" fo:font-weight="bold" officeooo:paragraph-rsid="000ca1ed" style:font-size-asian="12pt" style:font-weight-asian="bold" style:font-size-complex="12pt" style:font-weight-complex="bold"/>
    </style:style>
    <style:style style:name="MP2" style:family="paragraph" style:parent-style-name="Standard">
      <style:paragraph-properties fo:text-align="start" style:justify-single-word="false"/>
      <style:text-properties style:font-name="Arial" fo:font-size="12pt" fo:font-weight="bold" officeooo:rsid="000ca1ed" officeooo:paragraph-rsid="000ca1ed" style:font-size-asian="12pt" style:font-weight-asian="bold" style:font-size-complex="12pt" style:font-weight-complex="bold"/>
    </style:style>
    <style:style style:name="MP3" style:family="paragraph" style:parent-style-name="Standard">
      <style:paragraph-properties fo:text-align="start" style:justify-single-word="false"/>
      <style:text-properties style:font-name="Arial" fo:font-weight="normal" officeooo:paragraph-rsid="000ca1ed" style:font-weight-asian="normal" style:font-weight-complex="normal"/>
    </style:style>
    <style:style style:name="MT1" style:family="text">
      <style:text-properties officeooo:rsid="000ca1ed"/>
    </style:style>
    <style:style style:name="MT2" style:family="text">
      <style:text-properties officeooo:rsid="001b0b68"/>
    </style:style>
    <style:style style:name="MT3" style:family="text">
      <style:text-properties fo:font-size="12pt" officeooo:rsid="000ca1ed" style:font-size-asian="12pt" style:font-size-complex="12pt"/>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S-38.3610 Network Programming<text:tab/></text:span><text:span text:style-name="MT1"><text:page-number text:select-page="current">8</text:page-number></text:span><text:span text:style-name="MT1">/</text:span><text:span text:style-name="MT1"><text:page-count>8</text:page-count></text:span></text:p>
        <text:p text:style-name="MP2">Assignment, Phase<text:span text:style-name="MT2">s</text:span> <text:span text:style-name="MT2">1 - 3</text:span>: HttpDns <text:span text:style-name="MT2">Client, Server and DNS Proxy</text:span></text:p>
        <text:p text:style-name="MP3"><text:span text:style-name="MT3">Antti Nilakari 66648T &lt;</text:span><text:a xlink:type="simple" xlink:href="mailto:antti.nilakari@aalto.fi"><text:span text:style-name="MT3">antti.nilakari@aalto.fi</text:span></text:a><text:span text:style-name="MT3">&gt;</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ti Nilakari</meta:initial-creator>
    <meta:creation-date>2013-03-17T22:20:03</meta:creation-date>
    <dc:date>2013-04-26T21:27:20</dc:date>
    <dc:creator>Antti Nilakari</dc:creator>
    <meta:editing-duration>PT1H3M</meta:editing-duration>
    <meta:editing-cycles>19</meta:editing-cycles>
    <meta:generator>LibreOffice/3.6$Linux_X86_64 LibreOffice_project/360m1$Build-2</meta:generator>
    <meta:document-statistic meta:table-count="0" meta:image-count="0" meta:object-count="0" meta:page-count="8" meta:paragraph-count="90" meta:word-count="1082" meta:character-count="6720" meta:non-whitespace-character-count="5677"/>
  </office:meta>
</office:document-meta>
</file>